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46.29pt"/>
    </style:style>
    <style:style style:name="co3" style:family="table-column">
      <style:table-column-properties fo:break-before="auto" style:column-width="67.89pt"/>
    </style:style>
    <style:style style:name="co4" style:family="table-column">
      <style:table-column-properties fo:break-before="auto" style:column-width="139.69pt"/>
    </style:style>
    <style:style style:name="co5" style:family="table-column">
      <style:table-column-properties fo:break-before="auto" style:column-width="128.1pt"/>
    </style:style>
    <style:style style:name="co6" style:family="table-column">
      <style:table-column-properties fo:break-before="auto" style:column-width="115.7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23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Mean return excess</text:p>
          </table:table-cell>
          <table:table-cell office:value-type="string" calcext:value-type="string">
            <text:p>Var return excess</text:p>
          </table:table-cell>
          <table:table-cell office:value-type="string" calcext:value-type="string">
            <text:p>Skewness 10D</text:p>
          </table:table-cell>
        </table:table-row>
        <table:table-row table:style-name="ro1">
          <table:table-cell table:style-name="ce1" office:value-type="string" calcext:value-type="string">
            <text:p>2018-01-01</text:p>
          </table:table-cell>
          <table:table-cell office:value-type="float" office:value="22.27" calcext:value-type="float">
            <text:p>22.27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8-01-02</text:p>
          </table:table-cell>
          <table:table-cell office:value-type="float" office:value="22.19" calcext:value-type="float">
            <text:p>22.19</text:p>
          </table:table-cell>
          <table:table-cell table:formula="of:=[.B3]-[.B2]" office:value-type="float" office:value="-0.0799999999999983" calcext:value-type="float">
            <text:p>-0.080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8-01-03</text:p>
          </table:table-cell>
          <table:table-cell office:value-type="float" office:value="22.08" calcext:value-type="float">
            <text:p>22.08</text:p>
          </table:table-cell>
          <table:table-cell table:formula="of:=[.B4]-[.B3]" office:value-type="float" office:value="-0.110000000000003" calcext:value-type="float">
            <text:p>-0.110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8-01-04</text:p>
          </table:table-cell>
          <table:table-cell office:value-type="float" office:value="22.17" calcext:value-type="float">
            <text:p>22.17</text:p>
          </table:table-cell>
          <table:table-cell table:formula="of:=[.B5]-[.B4]" office:value-type="float" office:value="0.0900000000000034" calcext:value-type="float">
            <text:p>0.090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8-01-05</text:p>
          </table:table-cell>
          <table:table-cell office:value-type="float" office:value="22.18" calcext:value-type="float">
            <text:p>22.18</text:p>
          </table:table-cell>
          <table:table-cell table:formula="of:=[.B6]-[.B5]" office:value-type="float" office:value="0.0099999999999980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8-01-06</text:p>
          </table:table-cell>
          <table:table-cell office:value-type="float" office:value="22.13" calcext:value-type="float">
            <text:p>22.13</text:p>
          </table:table-cell>
          <table:table-cell table:formula="of:=[.B7]-[.B6]" office:value-type="float" office:value="-0.0500000000000007" calcext:value-type="float">
            <text:p>-0.050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8-01-07</text:p>
          </table:table-cell>
          <table:table-cell office:value-type="float" office:value="22.23" calcext:value-type="float">
            <text:p>22.23</text:p>
          </table:table-cell>
          <table:table-cell table:formula="of:=[.B8]-[.B7]" office:value-type="float" office:value="0.10000000000000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8-01-08</text:p>
          </table:table-cell>
          <table:table-cell office:value-type="float" office:value="22.43" calcext:value-type="float">
            <text:p>22.43</text:p>
          </table:table-cell>
          <table:table-cell table:formula="of:=[.B9]-[.B8]" office:value-type="float" office:value="0.199999999999999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8-01-09</text:p>
          </table:table-cell>
          <table:table-cell office:value-type="float" office:value="22.24" calcext:value-type="float">
            <text:p>22.24</text:p>
          </table:table-cell>
          <table:table-cell table:formula="of:=[.B10]-[.B9]" office:value-type="float" office:value="-0.190000000000001" calcext:value-type="float">
            <text:p>-0.190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8-01-10</text:p>
          </table:table-cell>
          <table:table-cell office:value-type="float" office:value="22.29" calcext:value-type="float">
            <text:p>22.29</text:p>
          </table:table-cell>
          <table:table-cell table:formula="of:=[.B11]-[.B10]" office:value-type="float" office:value="0.0500000000000007" calcext:value-type="float">
            <text:p>0.050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8-01-11</text:p>
          </table:table-cell>
          <table:table-cell office:value-type="float" office:value="22.15" calcext:value-type="float">
            <text:p>22.15</text:p>
          </table:table-cell>
          <table:table-cell table:formula="of:=[.B12]-[.B11]" office:value-type="float" office:value="-0.140000000000001" calcext:value-type="float">
            <text:p>-0.1400</text:p>
          </table:table-cell>
          <table:table-cell table:formula="of:=AVERAGE([.C3:.C12])" office:value-type="float" office:value="-0.0120000000000001" calcext:value-type="float">
            <text:p>-0.0120</text:p>
          </table:table-cell>
          <table:table-cell table:formula="of:=SQRT((([.C12]-[.D12])*([.C12]-[.D12])+([.C11]-[.D12])*([.C11]-[.D12])+([.C10]-[.D12])*([.C10]-[.D12])+([.C9]-[.D12])*([.C9]-[.D12])+([.C8]-[.D12])*([.C8]-[.D12])+([.C7]-[.D12])*([.C7]-[.D12])+([.C6]-[.D12])*([.C6]-[.D12])+([.C5]-[.D12])*([.C5]-[.D12])+([.C4]-[.D12])*([.C4]-[.D12])+([.C3]-[.D12])*([.C3]-[.D12]))/10)" office:value-type="float" office:value="0.116601886777188" calcext:value-type="float">
            <text:p>0.116601886777188</text:p>
          </table:table-cell>
          <table:table-cell table:formula="of:=POWER([.D12];3)/POWER([.E12];3)" office:value-type="float" office:value="-0.00109000127081112" calcext:value-type="float">
            <text:p>-0.001090001270811</text:p>
          </table:table-cell>
        </table:table-row>
        <table:table-row table:style-name="ro1">
          <table:table-cell table:style-name="ce1" office:value-type="string" calcext:value-type="string">
            <text:p>2018-01-12</text:p>
          </table:table-cell>
          <table:table-cell office:value-type="float" office:value="22.39" calcext:value-type="float">
            <text:p>22.39</text:p>
          </table:table-cell>
          <table:table-cell table:formula="of:=[.B13]-[.B12]" office:value-type="float" office:value="0.240000000000002" calcext:value-type="float">
            <text:p>0.2400</text:p>
          </table:table-cell>
          <table:table-cell table:formula="of:=AVERAGE([.C4:.C13])" office:value-type="float" office:value="0.0199999999999999" calcext:value-type="float">
            <text:p>0.0200</text:p>
          </table:table-cell>
          <table:table-cell table:formula="of:=SQRT((([.C13]-[.D13])*([.C13]-[.D13])+([.C12]-[.D13])*([.C12]-[.D13])+([.C11]-[.D13])*([.C11]-[.D13])+([.C10]-[.D13])*([.C10]-[.D13])+([.C9]-[.D13])*([.C9]-[.D13])+([.C8]-[.D13])*([.C8]-[.D13])+([.C7]-[.D13])*([.C7]-[.D13])+([.C6]-[.D13])*([.C6]-[.D13])+([.C5]-[.D13])*([.C5]-[.D13])+([.C4]-[.D13])*([.C4]-[.D13]))/10)" office:value-type="float" office:value="0.135867582594231" calcext:value-type="float">
            <text:p>0.135867582594231</text:p>
          </table:table-cell>
          <table:table-cell table:formula="of:=POWER([.D13];3)/POWER([.E13];3)" office:value-type="float" office:value="0.00318964567691029" calcext:value-type="float">
            <text:p>0.00318964567691</text:p>
          </table:table-cell>
        </table:table-row>
        <table:table-row table:style-name="ro1">
          <table:table-cell table:style-name="ce1" office:value-type="string" calcext:value-type="string">
            <text:p>2018-01-13</text:p>
          </table:table-cell>
          <table:table-cell office:value-type="float" office:value="22.38" calcext:value-type="float">
            <text:p>22.38</text:p>
          </table:table-cell>
          <table:table-cell table:formula="of:=[.B14]-[.B13]" office:value-type="float" office:value="-0.0100000000000016" calcext:value-type="float">
            <text:p>-0.0100</text:p>
          </table:table-cell>
          <table:table-cell table:formula="of:=AVERAGE([.C5:.C14])" office:value-type="float" office:value="0.0300000000000001" calcext:value-type="float">
            <text:p>0.0300</text:p>
          </table:table-cell>
          <table:table-cell table:formula="of:=SQRT((([.C14]-[.D14])*([.C14]-[.D14])+([.C13]-[.D14])*([.C13]-[.D14])+([.C12]-[.D14])*([.C12]-[.D14])+([.C11]-[.D14])*([.C11]-[.D14])+([.C10]-[.D14])*([.C10]-[.D14])+([.C9]-[.D14])*([.C9]-[.D14])+([.C8]-[.D14])*([.C8]-[.D14])+([.C7]-[.D14])*([.C7]-[.D14])+([.C6]-[.D14])*([.C6]-[.D14])+([.C5]-[.D14])*([.C5]-[.D14]))/10)" office:value-type="float" office:value="0.129460418661459" calcext:value-type="float">
            <text:p>0.129460418661459</text:p>
          </table:table-cell>
          <table:table-cell table:formula="of:=POWER([.D14];3)/POWER([.E14];3)" office:value-type="float" office:value="0.01244379198633" calcext:value-type="float">
            <text:p>0.01244379198633</text:p>
          </table:table-cell>
        </table:table-row>
        <table:table-row table:style-name="ro1">
          <table:table-cell table:style-name="ce1" office:value-type="string" calcext:value-type="string">
            <text:p>2018-01-14</text:p>
          </table:table-cell>
          <table:table-cell office:value-type="float" office:value="22.61" calcext:value-type="float">
            <text:p>22.61</text:p>
          </table:table-cell>
          <table:table-cell table:formula="of:=[.B15]-[.B14]" office:value-type="float" office:value="0.23" calcext:value-type="float">
            <text:p>0.2300</text:p>
          </table:table-cell>
          <table:table-cell table:formula="of:=AVERAGE([.C6:.C15])" office:value-type="float" office:value="0.0439999999999998" calcext:value-type="float">
            <text:p>0.0440</text:p>
          </table:table-cell>
          <table:table-cell table:formula="of:=SQRT((([.C15]-[.D15])*([.C15]-[.D15])+([.C14]-[.D15])*([.C14]-[.D15])+([.C13]-[.D15])*([.C13]-[.D15])+([.C12]-[.D15])*([.C12]-[.D15])+([.C11]-[.D15])*([.C11]-[.D15])+([.C10]-[.D15])*([.C10]-[.D15])+([.C9]-[.D15])*([.C9]-[.D15])+([.C8]-[.D15])*([.C8]-[.D15])+([.C7]-[.D15])*([.C7]-[.D15])+([.C6]-[.D15])*([.C6]-[.D15]))/10)" office:value-type="float" office:value="0.142140775289852" calcext:value-type="float">
            <text:p>0.142140775289852</text:p>
          </table:table-cell>
          <table:table-cell table:formula="of:=POWER([.D15];3)/POWER([.E15];3)" office:value-type="float" office:value="0.0296621064878154" calcext:value-type="float">
            <text:p>0.029662106487815</text:p>
          </table:table-cell>
        </table:table-row>
        <table:table-row table:style-name="ro1">
          <table:table-cell table:style-name="ce1" office:value-type="string" calcext:value-type="string">
            <text:p>2018-01-15</text:p>
          </table:table-cell>
          <table:table-cell office:value-type="float" office:value="23.36" calcext:value-type="float">
            <text:p>23.36</text:p>
          </table:table-cell>
          <table:table-cell table:formula="of:=[.B16]-[.B15]" office:value-type="float" office:value="0.75" calcext:value-type="float">
            <text:p>0.7500</text:p>
          </table:table-cell>
          <table:table-cell table:formula="of:=AVERAGE([.C7:.C16])" office:value-type="float" office:value="0.118" calcext:value-type="float">
            <text:p>0.1180</text:p>
          </table:table-cell>
          <table:table-cell table:formula="of:=SQRT((([.C16]-[.D16])*([.C16]-[.D16])+([.C15]-[.D16])*([.C15]-[.D16])+([.C14]-[.D16])*([.C14]-[.D16])+([.C13]-[.D16])*([.C13]-[.D16])+([.C12]-[.D16])*([.C12]-[.D16])+([.C11]-[.D16])*([.C11]-[.D16])+([.C10]-[.D16])*([.C10]-[.D16])+([.C9]-[.D16])*([.C9]-[.D16])+([.C8]-[.D16])*([.C8]-[.D16])+([.C7]-[.D16])*([.C7]-[.D16]))/10)" office:value-type="float" office:value="0.253881862290318" calcext:value-type="float">
            <text:p>0.253881862290318</text:p>
          </table:table-cell>
          <table:table-cell table:formula="of:=POWER([.D16];3)/POWER([.E16];3)" office:value-type="float" office:value="0.100403995591473" calcext:value-type="float">
            <text:p>0.100403995591473</text:p>
          </table:table-cell>
        </table:table-row>
        <table:table-row table:style-name="ro1">
          <table:table-cell table:style-name="ce1" office:value-type="string" calcext:value-type="string">
            <text:p>2018-01-16</text:p>
          </table:table-cell>
          <table:table-cell office:value-type="float" office:value="24.05" calcext:value-type="float">
            <text:p>24.05</text:p>
          </table:table-cell>
          <table:table-cell table:formula="of:=[.B17]-[.B16]" office:value-type="float" office:value="0.690000000000001" calcext:value-type="float">
            <text:p>0.6900</text:p>
          </table:table-cell>
          <table:table-cell table:formula="of:=AVERAGE([.C8:.C17])" office:value-type="float" office:value="0.192" calcext:value-type="float">
            <text:p>0.1920</text:p>
          </table:table-cell>
          <table:table-cell table:formula="of:=SQRT((([.C17]-[.D17])*([.C17]-[.D17])+([.C16]-[.D17])*([.C16]-[.D17])+([.C15]-[.D17])*([.C15]-[.D17])+([.C14]-[.D17])*([.C14]-[.D17])+([.C13]-[.D17])*([.C13]-[.D17])+([.C12]-[.D17])*([.C12]-[.D17])+([.C11]-[.D17])*([.C11]-[.D17])+([.C10]-[.D17])*([.C10]-[.D17])+([.C9]-[.D17])*([.C9]-[.D17])+([.C8]-[.D17])*([.C8]-[.D17]))/10)" office:value-type="float" office:value="0.298120780892578" calcext:value-type="float">
            <text:p>0.298120780892578</text:p>
          </table:table-cell>
          <table:table-cell table:formula="of:=POWER([.D17];3)/POWER([.E17];3)" office:value-type="float" office:value="0.267132627389301" calcext:value-type="float">
            <text:p>0.267132627389301</text:p>
          </table:table-cell>
        </table:table-row>
        <table:table-row table:style-name="ro1">
          <table:table-cell table:style-name="ce1" office:value-type="string" calcext:value-type="string">
            <text:p>2018-01-17</text:p>
          </table:table-cell>
          <table:table-cell office:value-type="float" office:value="23.75" calcext:value-type="float">
            <text:p>23.75</text:p>
          </table:table-cell>
          <table:table-cell table:formula="of:=[.B18]-[.B17]" office:value-type="float" office:value="-0.300000000000001" calcext:value-type="float">
            <text:p>-0.3000</text:p>
          </table:table-cell>
          <table:table-cell table:formula="of:=AVERAGE([.C9:.C18])" office:value-type="float" office:value="0.152" calcext:value-type="float">
            <text:p>0.1520</text:p>
          </table:table-cell>
          <table:table-cell table:formula="of:=SQRT((([.C18]-[.D18])*([.C18]-[.D18])+([.C17]-[.D18])*([.C17]-[.D18])+([.C16]-[.D18])*([.C16]-[.D18])+([.C15]-[.D18])*([.C15]-[.D18])+([.C14]-[.D18])*([.C14]-[.D18])+([.C13]-[.D18])*([.C13]-[.D18])+([.C12]-[.D18])*([.C12]-[.D18])+([.C11]-[.D18])*([.C11]-[.D18])+([.C10]-[.D18])*([.C10]-[.D18])+([.C9]-[.D18])*([.C9]-[.D18]))/10)" office:value-type="float" office:value="0.332619903192819" calcext:value-type="float">
            <text:p>0.332619903192819</text:p>
          </table:table-cell>
          <table:table-cell table:formula="of:=POWER([.D18];3)/POWER([.E18];3)" office:value-type="float" office:value="0.0954302508379969" calcext:value-type="float">
            <text:p>0.095430250837997</text:p>
          </table:table-cell>
        </table:table-row>
        <table:table-row table:style-name="ro1">
          <table:table-cell table:style-name="ce1" office:value-type="string" calcext:value-type="string">
            <text:p>2018-01-18</text:p>
          </table:table-cell>
          <table:table-cell office:value-type="float" office:value="23.83" calcext:value-type="float">
            <text:p>23.83</text:p>
          </table:table-cell>
          <table:table-cell table:formula="of:=[.B19]-[.B18]" office:value-type="float" office:value="0.0799999999999983" calcext:value-type="float">
            <text:p>0.0800</text:p>
          </table:table-cell>
          <table:table-cell table:formula="of:=AVERAGE([.C10:.C19])" office:value-type="float" office:value="0.14" calcext:value-type="float">
            <text:p>0.1400</text:p>
          </table:table-cell>
          <table:table-cell table:formula="of:=SQRT((([.C19]-[.D19])*([.C19]-[.D19])+([.C18]-[.D19])*([.C18]-[.D19])+([.C17]-[.D19])*([.C17]-[.D19])+([.C16]-[.D19])*([.C16]-[.D19])+([.C15]-[.D19])*([.C15]-[.D19])+([.C14]-[.D19])*([.C14]-[.D19])+([.C13]-[.D19])*([.C13]-[.D19])+([.C12]-[.D19])*([.C12]-[.D19])+([.C11]-[.D19])*([.C11]-[.D19])+([.C10]-[.D19])*([.C10]-[.D19]))/10)" office:value-type="float" office:value="0.332836296097647" calcext:value-type="float">
            <text:p>0.332836296097647</text:p>
          </table:table-cell>
          <table:table-cell table:formula="of:=POWER([.D19];3)/POWER([.E19];3)" office:value-type="float" office:value="0.0744204112840793" calcext:value-type="float">
            <text:p>0.074420411284079</text:p>
          </table:table-cell>
        </table:table-row>
        <table:table-row table:style-name="ro1">
          <table:table-cell table:style-name="ce1" office:value-type="string" calcext:value-type="string">
            <text:p>2018-01-19</text:p>
          </table:table-cell>
          <table:table-cell office:value-type="float" office:value="23.95" calcext:value-type="float">
            <text:p>23.95</text:p>
          </table:table-cell>
          <table:table-cell table:formula="of:=[.B20]-[.B19]" office:value-type="float" office:value="0.120000000000001" calcext:value-type="float">
            <text:p>0.1200</text:p>
          </table:table-cell>
          <table:table-cell table:formula="of:=AVERAGE([.C11:.C20])" office:value-type="float" office:value="0.171" calcext:value-type="float">
            <text:p>0.1710</text:p>
          </table:table-cell>
          <table:table-cell table:formula="of:=SQRT((([.C20]-[.D20])*([.C20]-[.D20])+([.C19]-[.D20])*([.C19]-[.D20])+([.C18]-[.D20])*([.C18]-[.D20])+([.C17]-[.D20])*([.C17]-[.D20])+([.C16]-[.D20])*([.C16]-[.D20])+([.C15]-[.D20])*([.C15]-[.D20])+([.C14]-[.D20])*([.C14]-[.D20])+([.C13]-[.D20])*([.C13]-[.D20])+([.C12]-[.D20])*([.C12]-[.D20])+([.C11]-[.D20])*([.C11]-[.D20]))/10)" office:value-type="float" office:value="0.314593388360277" calcext:value-type="float">
            <text:p>0.314593388360277</text:p>
          </table:table-cell>
          <table:table-cell table:formula="of:=POWER([.D20];3)/POWER([.E20];3)" office:value-type="float" office:value="0.160597787561667" calcext:value-type="float">
            <text:p>0.160597787561667</text:p>
          </table:table-cell>
        </table:table-row>
        <table:table-row table:style-name="ro1">
          <table:table-cell table:style-name="ce1" office:value-type="string" calcext:value-type="string">
            <text:p>2018-01-20</text:p>
          </table:table-cell>
          <table:table-cell office:value-type="float" office:value="23.63" calcext:value-type="float">
            <text:p>23.63</text:p>
          </table:table-cell>
          <table:table-cell table:formula="of:=[.B21]-[.B20]" office:value-type="float" office:value="-0.32" calcext:value-type="float">
            <text:p>-0.3200</text:p>
          </table:table-cell>
          <table:table-cell table:formula="of:=AVERAGE([.C12:.C21])" office:value-type="float" office:value="0.134" calcext:value-type="float">
            <text:p>0.1340</text:p>
          </table:table-cell>
          <table:table-cell table:formula="of:=SQRT((([.C21]-[.D21])*([.C21]-[.D21])+([.C20]-[.D21])*([.C20]-[.D21])+([.C19]-[.D21])*([.C19]-[.D21])+([.C18]-[.D21])*([.C18]-[.D21])+([.C17]-[.D21])*([.C17]-[.D21])+([.C16]-[.D21])*([.C16]-[.D21])+([.C15]-[.D21])*([.C15]-[.D21])+([.C14]-[.D21])*([.C14]-[.D21])+([.C13]-[.D21])*([.C13]-[.D21])+([.C12]-[.D21])*([.C12]-[.D21]))/10)" office:value-type="float" office:value="0.346762166333065" calcext:value-type="float">
            <text:p>0.346762166333065</text:p>
          </table:table-cell>
          <table:table-cell table:formula="of:=POWER([.D21];3)/POWER([.E21];3)" office:value-type="float" office:value="0.0577057742881497" calcext:value-type="float">
            <text:p>0.05770577428815</text:p>
          </table:table-cell>
        </table:table-row>
        <table:table-row table:style-name="ro1">
          <table:table-cell table:style-name="ce1" office:value-type="string" calcext:value-type="string">
            <text:p>2018-01-21</text:p>
          </table:table-cell>
          <table:table-cell office:value-type="float" office:value="23.82" calcext:value-type="float">
            <text:p>23.82</text:p>
          </table:table-cell>
          <table:table-cell table:formula="of:=[.B22]-[.B21]" office:value-type="float" office:value="0.190000000000001" calcext:value-type="float">
            <text:p>0.1900</text:p>
          </table:table-cell>
          <table:table-cell table:formula="of:=AVERAGE([.C13:.C22])" office:value-type="float" office:value="0.167" calcext:value-type="float">
            <text:p>0.1670</text:p>
          </table:table-cell>
          <table:table-cell table:formula="of:=SQRT((([.C22]-[.D22])*([.C22]-[.D22])+([.C21]-[.D22])*([.C21]-[.D22])+([.C20]-[.D22])*([.C20]-[.D22])+([.C19]-[.D22])*([.C19]-[.D22])+([.C18]-[.D22])*([.C18]-[.D22])+([.C17]-[.D22])*([.C17]-[.D22])+([.C16]-[.D22])*([.C16]-[.D22])+([.C15]-[.D22])*([.C15]-[.D22])+([.C14]-[.D22])*([.C14]-[.D22])+([.C13]-[.D22])*([.C13]-[.D22]))/10)" office:value-type="float" office:value="0.334605738145658" calcext:value-type="float">
            <text:p>0.334605738145658</text:p>
          </table:table-cell>
          <table:table-cell table:formula="of:=POWER([.D22];3)/POWER([.E22];3)" office:value-type="float" office:value="0.12432236416455" calcext:value-type="float">
            <text:p>0.12432236416455</text:p>
          </table:table-cell>
        </table:table-row>
        <table:table-row table:style-name="ro1">
          <table:table-cell table:style-name="ce1" office:value-type="string" calcext:value-type="string">
            <text:p>2018-01-22</text:p>
          </table:table-cell>
          <table:table-cell office:value-type="float" office:value="23.87" calcext:value-type="float">
            <text:p>23.87</text:p>
          </table:table-cell>
          <table:table-cell table:formula="of:=[.B23]-[.B22]" office:value-type="float" office:value="0.0500000000000007" calcext:value-type="float">
            <text:p>0.0500</text:p>
          </table:table-cell>
          <table:table-cell table:formula="of:=AVERAGE([.C14:.C23])" office:value-type="float" office:value="0.148" calcext:value-type="float">
            <text:p>0.1480</text:p>
          </table:table-cell>
          <table:table-cell table:formula="of:=SQRT((([.C23]-[.D23])*([.C23]-[.D23])+([.C22]-[.D23])*([.C22]-[.D23])+([.C21]-[.D23])*([.C21]-[.D23])+([.C20]-[.D23])*([.C20]-[.D23])+([.C19]-[.D23])*([.C19]-[.D23])+([.C18]-[.D23])*([.C18]-[.D23])+([.C17]-[.D23])*([.C17]-[.D23])+([.C16]-[.D23])*([.C16]-[.D23])+([.C15]-[.D23])*([.C15]-[.D23])+([.C14]-[.D23])*([.C14]-[.D23]))/10)" office:value-type="float" office:value="0.335314777485276" calcext:value-type="float">
            <text:p>0.335314777485276</text:p>
          </table:table-cell>
          <table:table-cell table:formula="of:=POWER([.D23];3)/POWER([.E23];3)" office:value-type="float" office:value="0.0859858652756867" calcext:value-type="float">
            <text:p>0.085985865275687</text:p>
          </table:table-cell>
        </table:table-row>
        <table:table-row table:style-name="ro1">
          <table:table-cell table:style-name="ce1" office:value-type="string" calcext:value-type="string">
            <text:p>2018-01-23</text:p>
          </table:table-cell>
          <table:table-cell office:value-type="float" office:value="23.65" calcext:value-type="float">
            <text:p>23.65</text:p>
          </table:table-cell>
          <table:table-cell table:formula="of:=[.B24]-[.B23]" office:value-type="float" office:value="-0.220000000000002" calcext:value-type="float">
            <text:p>-0.2200</text:p>
          </table:table-cell>
          <table:table-cell table:formula="of:=AVERAGE([.C15:.C24])" office:value-type="float" office:value="0.127" calcext:value-type="float">
            <text:p>0.1270</text:p>
          </table:table-cell>
          <table:table-cell table:formula="of:=SQRT((([.C24]-[.D24])*([.C24]-[.D24])+([.C23]-[.D24])*([.C23]-[.D24])+([.C22]-[.D24])*([.C22]-[.D24])+([.C21]-[.D24])*([.C21]-[.D24])+([.C20]-[.D24])*([.C20]-[.D24])+([.C19]-[.D24])*([.C19]-[.D24])+([.C18]-[.D24])*([.C18]-[.D24])+([.C17]-[.D24])*([.C17]-[.D24])+([.C16]-[.D24])*([.C16]-[.D24])+([.C15]-[.D24])*([.C15]-[.D24]))/10)" office:value-type="float" office:value="0.350772005724517" calcext:value-type="float">
            <text:p>0.350772005724517</text:p>
          </table:table-cell>
          <table:table-cell table:formula="of:=POWER([.D24];3)/POWER([.E24];3)" office:value-type="float" office:value="0.0474609453714807" calcext:value-type="float">
            <text:p>0.047460945371481</text:p>
          </table:table-cell>
        </table:table-row>
        <table:table-row table:style-name="ro1">
          <table:table-cell table:style-name="ce1" office:value-type="string" calcext:value-type="string">
            <text:p>2018-01-24</text:p>
          </table:table-cell>
          <table:table-cell office:value-type="float" office:value="23.19" calcext:value-type="float">
            <text:p>23.19</text:p>
          </table:table-cell>
          <table:table-cell table:formula="of:=[.B25]-[.B24]" office:value-type="float" office:value="-0.459999999999997" calcext:value-type="float">
            <text:p>-0.4600</text:p>
          </table:table-cell>
          <table:table-cell table:formula="of:=AVERAGE([.C16:.C25])" office:value-type="float" office:value="0.0580000000000002" calcext:value-type="float">
            <text:p>0.0580</text:p>
          </table:table-cell>
          <table:table-cell table:formula="of:=SQRT((([.C25]-[.D25])*([.C25]-[.D25])+([.C24]-[.D25])*([.C24]-[.D25])+([.C23]-[.D25])*([.C23]-[.D25])+([.C22]-[.D25])*([.C22]-[.D25])+([.C21]-[.D25])*([.C21]-[.D25])+([.C20]-[.D25])*([.C20]-[.D25])+([.C19]-[.D25])*([.C19]-[.D25])+([.C18]-[.D25])*([.C18]-[.D25])+([.C17]-[.D25])*([.C17]-[.D25])+([.C16]-[.D25])*([.C16]-[.D25]))/10)" office:value-type="float" office:value="0.389456030894375" calcext:value-type="float">
            <text:p>0.389456030894375</text:p>
          </table:table-cell>
          <table:table-cell table:formula="of:=POWER([.D25];3)/POWER([.E25];3)" office:value-type="float" office:value="0.00330300081076471" calcext:value-type="float">
            <text:p>0.003303000810765</text:p>
          </table:table-cell>
        </table:table-row>
        <table:table-row table:style-name="ro1">
          <table:table-cell table:style-name="ce1" office:value-type="string" calcext:value-type="string">
            <text:p>2018-01-25</text:p>
          </table:table-cell>
          <table:table-cell office:value-type="float" office:value="23.1" calcext:value-type="float">
            <text:p>23.1</text:p>
          </table:table-cell>
          <table:table-cell table:formula="of:=[.B26]-[.B25]" office:value-type="float" office:value="-0.0899999999999999" calcext:value-type="float">
            <text:p>-0.0900</text:p>
          </table:table-cell>
          <table:table-cell table:formula="of:=AVERAGE([.C17:.C26])" office:value-type="float" office:value="-0.0259999999999998" calcext:value-type="float">
            <text:p>-0.0260</text:p>
          </table:table-cell>
          <table:table-cell table:formula="of:=SQRT((([.C26]-[.D26])*([.C26]-[.D26])+([.C25]-[.D26])*([.C25]-[.D26])+([.C24]-[.D26])*([.C24]-[.D26])+([.C23]-[.D26])*([.C23]-[.D26])+([.C22]-[.D26])*([.C22]-[.D26])+([.C21]-[.D26])*([.C21]-[.D26])+([.C20]-[.D26])*([.C20]-[.D26])+([.C19]-[.D26])*([.C19]-[.D26])+([.C18]-[.D26])*([.C18]-[.D26])+([.C17]-[.D26])*([.C17]-[.D26]))/10)" office:value-type="float" office:value="0.314521859335723" calcext:value-type="float">
            <text:p>0.314521859335723</text:p>
          </table:table-cell>
          <table:table-cell table:formula="of:=POWER([.D26];3)/POWER([.E26];3)" office:value-type="float" office:value="-0.000564894752891944" calcext:value-type="float">
            <text:p>-0.000564894752892</text:p>
          </table:table-cell>
        </table:table-row>
        <table:table-row table:style-name="ro1">
          <table:table-cell table:style-name="ce1" office:value-type="string" calcext:value-type="string">
            <text:p>2018-01-26</text:p>
          </table:table-cell>
          <table:table-cell office:value-type="float" office:value="23.33" calcext:value-type="float">
            <text:p>23.33</text:p>
          </table:table-cell>
          <table:table-cell table:formula="of:=[.B27]-[.B26]" office:value-type="float" office:value="0.229999999999997" calcext:value-type="float">
            <text:p>0.2300</text:p>
          </table:table-cell>
          <table:table-cell table:formula="of:=AVERAGE([.C18:.C27])" office:value-type="float" office:value="-0.0720000000000002" calcext:value-type="float">
            <text:p>-0.0720</text:p>
          </table:table-cell>
          <table:table-cell table:formula="of:=SQRT((([.C27]-[.D27])*([.C27]-[.D27])+([.C26]-[.D27])*([.C26]-[.D27])+([.C25]-[.D27])*([.C25]-[.D27])+([.C24]-[.D27])*([.C24]-[.D27])+([.C23]-[.D27])*([.C23]-[.D27])+([.C22]-[.D27])*([.C22]-[.D27])+([.C21]-[.D27])*([.C21]-[.D27])+([.C20]-[.D27])*([.C20]-[.D27])+([.C19]-[.D27])*([.C19]-[.D27])+([.C18]-[.D27])*([.C18]-[.D27]))/10)" office:value-type="float" office:value="0.228245481882993" calcext:value-type="float">
            <text:p>0.228245481882993</text:p>
          </table:table-cell>
          <table:table-cell table:formula="of:=POWER([.D27];3)/POWER([.E27];3)" office:value-type="float" office:value="-0.0313899714706822" calcext:value-type="float">
            <text:p>-0.031389971470682</text:p>
          </table:table-cell>
        </table:table-row>
        <table:table-row table:style-name="ro1">
          <table:table-cell table:style-name="ce1" office:value-type="string" calcext:value-type="string">
            <text:p>2018-01-27</text:p>
          </table:table-cell>
          <table:table-cell office:value-type="float" office:value="22.68" calcext:value-type="float">
            <text:p>22.68</text:p>
          </table:table-cell>
          <table:table-cell table:formula="of:=[.B28]-[.B27]" office:value-type="float" office:value="-0.649999999999999" calcext:value-type="float">
            <text:p>-0.6500</text:p>
          </table:table-cell>
          <table:table-cell table:formula="of:=AVERAGE([.C19:.C28])" office:value-type="float" office:value="-0.107" calcext:value-type="float">
            <text:p>-0.1070</text:p>
          </table:table-cell>
          <table:table-cell table:formula="of:=SQRT((([.C28]-[.D28])*([.C28]-[.D28])+([.C27]-[.D28])*([.C27]-[.D28])+([.C26]-[.D28])*([.C26]-[.D28])+([.C25]-[.D28])*([.C25]-[.D28])+([.C24]-[.D28])*([.C24]-[.D28])+([.C23]-[.D28])*([.C23]-[.D28])+([.C22]-[.D28])*([.C22]-[.D28])+([.C21]-[.D28])*([.C21]-[.D28])+([.C20]-[.D28])*([.C20]-[.D28])+([.C19]-[.D28])*([.C19]-[.D28]))/10)" office:value-type="float" office:value="0.281213442068475" calcext:value-type="float">
            <text:p>0.281213442068475</text:p>
          </table:table-cell>
          <table:table-cell table:formula="of:=POWER([.D28];3)/POWER([.E28];3)" office:value-type="float" office:value="-0.0550862367622196" calcext:value-type="float">
            <text:p>-0.05508623676222</text:p>
          </table:table-cell>
        </table:table-row>
        <table:table-row table:style-name="ro1">
          <table:table-cell table:style-name="ce1" office:value-type="string" calcext:value-type="string">
            <text:p>2018-01-28</text:p>
          </table:table-cell>
          <table:table-cell office:value-type="float" office:value="23.1" calcext:value-type="float">
            <text:p>23.1</text:p>
          </table:table-cell>
          <table:table-cell table:formula="of:=[.B29]-[.B28]" office:value-type="float" office:value="0.420000000000002" calcext:value-type="float">
            <text:p>0.4200</text:p>
          </table:table-cell>
          <table:table-cell table:formula="of:=AVERAGE([.C20:.C29])" office:value-type="float" office:value="-0.0729999999999997" calcext:value-type="float">
            <text:p>-0.0730</text:p>
          </table:table-cell>
          <table:table-cell table:formula="of:=SQRT((([.C29]-[.D29])*([.C29]-[.D29])+([.C28]-[.D29])*([.C28]-[.D29])+([.C27]-[.D29])*([.C27]-[.D29])+([.C26]-[.D29])*([.C26]-[.D29])+([.C25]-[.D29])*([.C25]-[.D29])+([.C24]-[.D29])*([.C24]-[.D29])+([.C23]-[.D29])*([.C23]-[.D29])+([.C22]-[.D29])*([.C22]-[.D29])+([.C21]-[.D29])*([.C21]-[.D29])+([.C20]-[.D29])*([.C20]-[.D29]))/10)" office:value-type="float" office:value="0.319688911287207" calcext:value-type="float">
            <text:p>0.319688911287207</text:p>
          </table:table-cell>
          <table:table-cell table:formula="of:=POWER([.D29];3)/POWER([.E29];3)" office:value-type="float" office:value="-0.0119065478735837" calcext:value-type="float">
            <text:p>-0.011906547873584</text:p>
          </table:table-cell>
        </table:table-row>
        <table:table-row table:style-name="ro1">
          <table:table-cell table:style-name="ce1" office:value-type="string" calcext:value-type="string">
            <text:p>2018-01-29</text:p>
          </table:table-cell>
          <table:table-cell office:value-type="float" office:value="22.4" calcext:value-type="float">
            <text:p>22.4</text:p>
          </table:table-cell>
          <table:table-cell table:formula="of:=[.B30]-[.B29]" office:value-type="float" office:value="-0.700000000000003" calcext:value-type="float">
            <text:p>-0.7000</text:p>
          </table:table-cell>
          <table:table-cell table:formula="of:=AVERAGE([.C21:.C30])" office:value-type="float" office:value="-0.155" calcext:value-type="float">
            <text:p>-0.1550</text:p>
          </table:table-cell>
          <table:table-cell table:formula="of:=SQRT((([.C30]-[.D30])*([.C30]-[.D30])+([.C29]-[.D30])*([.C29]-[.D30])+([.C28]-[.D30])*([.C28]-[.D30])+([.C27]-[.D30])*([.C27]-[.D30])+([.C26]-[.D30])*([.C26]-[.D30])+([.C25]-[.D30])*([.C25]-[.D30])+([.C24]-[.D30])*([.C24]-[.D30])+([.C23]-[.D30])*([.C23]-[.D30])+([.C22]-[.D30])*([.C22]-[.D30])+([.C21]-[.D30])*([.C21]-[.D30]))/10)" office:value-type="float" office:value="0.36202900436291" calcext:value-type="float">
            <text:p>0.36202900436291</text:p>
          </table:table-cell>
          <table:table-cell table:formula="of:=POWER([.D30];3)/POWER([.E30];3)" office:value-type="float" office:value="-0.078481084678473" calcext:value-type="float">
            <text:p>-0.078481084678473</text:p>
          </table:table-cell>
        </table:table-row>
        <table:table-row table:style-name="ro1">
          <table:table-cell table:style-name="ce1" office:value-type="string" calcext:value-type="string">
            <text:p>2018-01-30</text:p>
          </table:table-cell>
          <table:table-cell office:value-type="float" office:value="22.17" calcext:value-type="float">
            <text:p>22.17</text:p>
          </table:table-cell>
          <table:table-cell table:formula="of:=[.B31]-[.B30]" office:value-type="float" office:value="-0.229999999999997" calcext:value-type="float">
            <text:p>-0.2300</text:p>
          </table:table-cell>
          <table:table-cell table:formula="of:=AVERAGE([.C22:.C31])" office:value-type="float" office:value="-0.146" calcext:value-type="float">
            <text:p>-0.1460</text:p>
          </table:table-cell>
          <table:table-cell table:formula="of:=SQRT((([.C31]-[.D31])*([.C31]-[.D31])+([.C30]-[.D31])*([.C30]-[.D31])+([.C29]-[.D31])*([.C29]-[.D31])+([.C28]-[.D31])*([.C28]-[.D31])+([.C27]-[.D31])*([.C27]-[.D31])+([.C26]-[.D31])*([.C26]-[.D31])+([.C25]-[.D31])*([.C25]-[.D31])+([.C24]-[.D31])*([.C24]-[.D31])+([.C23]-[.D31])*([.C23]-[.D31])+([.C22]-[.D31])*([.C22]-[.D31]))/10)" office:value-type="float" office:value="0.358920604033817" calcext:value-type="float">
            <text:p>0.358920604033817</text:p>
          </table:table-cell>
          <table:table-cell table:formula="of:=POWER([.D31];3)/POWER([.E31];3)" office:value-type="float" office:value="-0.0673074903286703" calcext:value-type="float">
            <text:p>-0.06730749032867</text:p>
          </table:table-cell>
        </table:table-row>
        <table:table-row table:style-name="ro1" table:number-rows-repeated="104854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5">00/00/0000</text:date>, <text:time style:data-style-name="N2" text:time-value="22:34:55.0810719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5T22:36:08.757527092</dc:date>
    <meta:editing-duration>PT1H28M15S</meta:editing-duration>
    <meta:editing-cycles>29</meta:editing-cycles>
    <meta:generator>LibreOffice/6.0.6.2$Linux_X86_64 LibreOffice_project/00m0$Build-2</meta:generator>
    <meta:document-statistic meta:table-count="1" meta:cell-count="186" meta:object-count="0"/>
  </office:meta>
</office:document-meta>
</file>